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0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9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</text:p>
          </table:table-cell>
          <table:table-cell office:value-type="string" calcext:value-type="string">
            <text:p>580-685-768</text:p>
          </table:table-cell>
          <table:table-cell table:formula="of:=GEOMEAN(698;824;920)" office:value-type="float" office:value="808.82919809814" calcext:value-type="float">
            <text:p>808,83</text:p>
          </table:table-cell>
          <table:table-cell table:formula="of:=GEOMEAN(580;685;768)" office:value-type="float" office:value="673.224524673998" calcext:value-type="float">
            <text:p>673,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office:value-type="float" office:value="822" calcext:value-type="float">
            <text:p>822</text:p>
          </table:table-cell>
          <table:table-cell office:value-type="float" office:value="676" calcext:value-type="float">
            <text:p>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office:value-type="float" office:value="644" calcext:value-type="float">
            <text:p>644</text:p>
          </table:table-cell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.00.0000</text:date>, <text:time style:data-style-name="N2" text:time-value="10:04:15.831673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4M31S</meta:editing-duration>
    <meta:editing-cycles>48</meta:editing-cycles>
    <meta:generator>LibreOffice/4.2.6.3$Linux_X86_64 LibreOffice_project/420m0$Build-3</meta:generator>
    <dc:date>2014-10-16T10:04:39.573544336</dc:date>
    <meta:document-statistic meta:table-count="3" meta:cell-count="502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3.016cm" style:legend-expansion="high" chart:style-name="ch2"/>
        <chart:plot-area chart:style-name="ch3" table:cell-range-address="'Stage 1'.D61:'Stage 1'.D76 'Stage 1'.F61:'Stage 1'.F76 'Stage 1'.F79:'Stage 1'.F94" svg:x="0.77cm" svg:y="0.703cm" svg:width="12.221cm" svg:height="5.863cm">
          <chartooo:coordinate-region svg:x="1.577cm" svg:y="0.902cm" svg:width="10.857cm" svg:height="5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79:'Stage 1'.F94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943cm" style:legend-expansion="high" chart:style-name="ch2"/>
        <chart:plot-area chart:style-name="ch3" table:cell-range-address="'Stage 1'.D97:'Stage 1'.D112 'Stage 1'.F97:'Stage 1'.F112 'Stage 1'.F115:'Stage 1'.F130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115:'Stage 1'.F130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73.224524673998">
                <text:p>673.224524673998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71">
                <text:p>4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808.82919809814">
                <text:p>808.82919809814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44">
                <text:p>6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